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ro1" style:family="table-row">
      <style:table-row-properties style:row-height="0.195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padding="0.028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header1</text:p>
          </table:table-cell>
          <table:table-cell table:style-name="ce1" office:value-type="string">
            <text:p>header2</text:p>
          </table:table-cell>
          <table:table-cell table:style-name="ce1" office:value-type="string">
            <text:p>header3</text:p>
          </table:table-cell>
          <table:table-cell table:style-name="ce1" office:value-type="string">
            <text:p>header4</text:p>
          </table:table-cell>
        </table:table-row>
        <table:table-row table:style-name="ro1">
          <table:table-cell office:value-type="string">
            <text:p>data1</text:p>
          </table:table-cell>
          <table:table-cell office:value-type="string">
            <text:p>quoted string</text:p>
          </table:table-cell>
          <table:table-cell office:value-type="string">
            <text:p>d1</text:p>
          </table:table-cell>
          <table:table-cell/>
        </table:table-row>
        <table:table-row table:style-name="ro1">
          <table:table-cell office:value-type="string">
            <text:p>data2</text:p>
          </table:table-cell>
          <table:table-cell office:value-type="string">
            <text:p>another "quoted" string</text:p>
          </table:table-cell>
          <table:table-cell office:value-type="string">
            <text:p>something_els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3</text:p>
          </table:table-cell>
          <table:table-cell office:value-type="string">
            <text:p>quoted string with a comma (",")</text:p>
          </table:table-cell>
          <table:table-cell office:value-type="string">
            <text:p>last value</text:p>
          </table:table-cell>
          <table:table-cell/>
        </table:table-row>
        <table:table-row table:style-name="ro1">
          <table:table-cell office:value-type="string">
            <text:p>data4</text:p>
          </table:table-cell>
          <table:table-cell office:value-type="string">
            <text:p>row with a float and an integer</text:p>
          </table:table-cell>
          <table:table-cell office:value-type="float" office:value="1.2346">
            <text:p>1.234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ata5</text:p>
          </table:table-cell>
          <table:table-cell office:value-type="string">
            <text:p>row with a boolean</text:p>
          </table:table-cell>
          <table:table-cell table:style-name="ce2" table:formula="of:=TRUE()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ata6</text:p>
          </table:table-cell>
          <table:table-cell office:value-type="string">
            <text:p>row with a formula</text:p>
          </table:table-cell>
          <table:table-cell table:formula="of:=AVERAGE(2;4;8;16;32;64;128)" office:value-type="float" office:value="36.2857142857143">
            <text:p>36.2857142857</text:p>
          </table:table-cell>
          <table:table-cell/>
        </table:table-row>
        <table:table-row table:style-name="ro1">
          <table:table-cell office:value-type="string">
            <text:p>data7</text:p>
          </table:table-cell>
          <table:table-cell office:value-type="string">
            <text:p>row with a blank</text:p>
          </table:table-cell>
          <table:table-cell/>
          <table:table-cell office:value-type="string">
            <text:p>not blank</text:p>
          </table:table-cell>
        </table:table-row>
      </table:table>
      <table:table table:name="2ndsheet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3" office:value-type="string">
            <text:p>column 1</text:p>
          </table:table-cell>
          <table:table-cell table:style-name="ce3" office:value-type="string">
            <text:p>column 2</text:p>
          </table:table-cell>
          <table:table-cell table:style-name="ce3" office:value-type="string">
            <text:p>last column</text:p>
          </table:table-cell>
        </table:table-row>
        <table:table-row table:style-name="ro1">
          <table:table-cell office:value-type="string">
            <text:p>data 1,1</text:p>
          </table:table-cell>
          <table:table-cell office:value-type="string">
            <text:p>data 1,2</text:p>
          </table:table-cell>
          <table:table-cell office:value-type="string">
            <text:p>data 1,3</text:p>
          </table:table-cell>
        </table:table-row>
        <table:table-row table:style-name="ro1">
          <table:table-cell office:value-type="string">
            <text:p>data 2,1</text:p>
          </table:table-cell>
          <table:table-cell office:value-type="string">
            <text:p>data 2,2</text:p>
          </table:table-cell>
          <table:table-cell office:value-type="string">
            <text:p>data 2,3</text:p>
          </table:table-cell>
        </table:table-row>
      </table:table>
      <table:table table:name="2 of 3" table:style-name="ta3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3" office:value-type="string">
            <text:p>a sheet</text:p>
          </table:table-cell>
          <table:table-cell table:style-name="ce3" office:value-type="string">
            <text:p>wit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lumns</text:p>
          </table:table-cell>
        </table:table-row>
        <table:table-row table:style-name="ro1">
          <table:table-cell office:value-type="string">
            <text:p>row 1,col 1</text:p>
          </table:table-cell>
          <table:table-cell office:value-type="string">
            <text:p>row 1,col 2</text:p>
          </table:table-cell>
          <table:table-cell office:value-type="string">
            <text:p>row 1,col 3</text:p>
          </table:table-cell>
          <table:table-cell office:value-type="string">
            <text:p>row 1,col 4</text:p>
          </table:table-cell>
        </table:table-row>
        <table:table-row table:style-name="ro1">
          <table:table-cell office:value-type="string">
            <text:p>row 2,col 1</text:p>
          </table:table-cell>
          <table:table-cell office:value-type="string">
            <text:p>row 2,col 2</text:p>
          </table:table-cell>
          <table:table-cell office:value-type="string">
            <text:p>row 2,col 3</text:p>
          </table:table-cell>
          <table:table-cell office:value-type="string">
            <text:p>row 2,col 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1">03/01/2012</text:date>, <text:time>00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1T23:23:31</meta:creation-date>
    <dc:date>2012-03-01T00:02:56</dc:date>
    <meta:editing-cycles>17</meta:editing-cycles>
    <meta:editing-duration>P1DT55M51S</meta:editing-duration>
    <meta:generator>LibreOffice/3.4$Unix LibreOffice_project/340m1$Build-402</meta:generator>
    <meta:document-statistic meta:table-count="3" meta:cell-count="47" meta:object-count="0"/>
  </office:meta>
</office:document-meta>
</file>